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dc1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dc1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dc1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dc1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dc1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dc1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dc1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dc1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dc1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dc1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dc1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dc1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dc1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dc1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dc1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dc1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dc1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aleria Valentina Díaz Rondó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2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tiuska del valle Rondon Paraguacu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24093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4.4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8"/>
    <meta:template xlink:type="simple" xlink:actuate="onRequest" xlink:title="Normal" xlink:href=""/>
  </office:meta>
</office:document-meta>
</file>